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6.993cm" table:align="left"/>
    </style:style>
    <style:style style:name="Tabela1.A" style:family="table-column">
      <style:table-column-properties style:column-width="1.406cm"/>
    </style:style>
    <style:style style:name="Tabela1.B" style:family="table-column">
      <style:table-column-properties style:column-width="4.898cm"/>
    </style:style>
    <style:style style:name="Tabela1.C" style:family="table-column">
      <style:table-column-properties style:column-width="10.689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993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5.667cm"/>
    </style:style>
    <style:style style:name="Tabela2.C" style:family="table-column">
      <style:table-column-properties style:column-width="5.66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e5af" officeooo:paragraph-rsid="0009e5af"/>
    </style:style>
    <style:style style:name="P2" style:family="paragraph" style:parent-style-name="Table_20_Contents">
      <style:text-properties officeooo:rsid="0009e5af" officeooo:paragraph-rsid="0009e5af"/>
    </style:style>
    <style:style style:name="P3" style:family="paragraph" style:parent-style-name="Table_20_Contents">
      <style:paragraph-properties fo:text-align="center" style:justify-single-word="false"/>
      <style:text-properties officeooo:rsid="0009e5af" officeooo:paragraph-rsid="0009e5af"/>
    </style:style>
    <style:style style:name="P4" style:family="paragraph" style:parent-style-name="Table_20_Contents">
      <style:paragraph-properties fo:text-align="center" style:justify-single-word="false"/>
      <style:text-properties officeooo:rsid="0009e5af" officeooo:paragraph-rsid="0009e5af" fo:background-color="transparent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09e5af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09e5af" style:font-size-asian="12pt" style:font-size-complex="12pt"/>
    </style:style>
    <style:style style:name="T1" style:family="text">
      <style:text-properties officeooo:rsid="0009e5af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09e5af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9e5af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dź swoje umiejętności</text:p>
      <text:p text:style-name="P1">Zad 5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Nazwa atrybutu </text:p>
          </table:table-cell>
          <table:table-cell table:style-name="Tabela2.A1" office:value-type="string">
            <text:p text:style-name="P3">Zastosowanie</text:p>
          </table:table-cell>
          <table:table-cell table:style-name="Tabela2.C1" office:value-type="string">
            <text:p text:style-name="P3">Znaczniki </text:p>
          </table:table-cell>
        </table:table-row>
        <table:table-row>
          <table:table-cell table:style-name="Tabela2.A2" office:value-type="string">
            <text:p text:style-name="P6">type="submit"</text:p>
          </table:table-cell>
          <table:table-cell table:style-name="Tabela2.A2" office:value-type="string">
            <text:p text:style-name="P5">Określa typ przycisku jako przycisk wysyłania formularza. Po kliknięciu takiego przycisku formularz zostanie przesłany na serwer do przetworzenia. </text:p>
          </table:table-cell>
          <table:table-cell table:style-name="Tabela2.C2" office:value-type="string">
            <text:p text:style-name="P6">Stosowany w znaczniku </text:p>
            <text:p text:style-name="P7">&lt;<text:span text:style-name="T1">input&gt;.</text:span></text:p>
          </table:table-cell>
        </table:table-row>
        <table:table-row>
          <table:table-cell table:style-name="Tabela2.A2" office:value-type="string">
            <text:p text:style-name="P5">scrolling="no/yes/auto </text:p>
          </table:table-cell>
          <table:table-cell table:style-name="Tabela2.A2" office:value-type="string">
            <text:p text:style-name="P5">Określa, czy przewijanie jest włączone <text:span text:style-name="T8">(yes)</text:span><text:span text:style-name="T5">,</text:span> wyłączone <text:span text:style-name="T1">(no)</text:span> lub zostawione do decyzji przeglądarki (<text:span text:style-name="Source_20_Text">auto</text:span>) dla ramki &lt;<text:span text:style-name="T1">iframe&gt;.</text:span></text:p>
          </table:table-cell>
          <table:table-cell table:style-name="Tabela2.C2" office:value-type="string">
            <text:p text:style-name="P6">Stosowany w znaczniku </text:p>
            <text:p text:style-name="P6">&lt;<text:span text:style-name="T1">iframe&gt;.</text:span></text:p>
          </table:table-cell>
        </table:table-row>
        <table:table-row>
          <table:table-cell table:style-name="Tabela2.A2" office:value-type="string">
            <text:p text:style-name="P5">maxlength="x" </text:p>
          </table:table-cell>
          <table:table-cell table:style-name="Tabela2.A2" office:value-type="string">
            <text:p text:style-name="P5">Ogranicza maksymalną liczbę znaków, które użytkownik może wprowadzić do pola tekstowego lub pola hasła. </text:p>
          </table:table-cell>
          <table:table-cell table:style-name="Tabela2.C2" office:value-type="string">
            <text:p text:style-name="P5">Stosowany w znacznikach &lt;<text:span text:style-name="T1">input&gt; </text:span>typu <text:span text:style-name="T1">text </text:span>lub <text:s/><text:span text:style-name="T1">password.</text:span></text:p>
          </table:table-cell>
        </table:table-row>
        <table:table-row>
          <table:table-cell table:style-name="Tabela2.A2" office:value-type="string">
            <text:p text:style-name="P5">cellspacing="x" </text:p>
          </table:table-cell>
          <table:table-cell table:style-name="Tabela2.A2" office:value-type="string">
            <text:p text:style-name="P5">Określa odstęp między komórkami w tabeli. </text:p>
          </table:table-cell>
          <table:table-cell table:style-name="Tabela2.C2" office:value-type="string">
            <text:p text:style-name="P5">Stosowany w znaczniku <text:s/>&lt;<text:span text:style-name="T1">tabele&gt;</text:span></text:p>
          </table:table-cell>
        </table:table-row>
        <table:table-row>
          <table:table-cell table:style-name="Tabela2.A2" office:value-type="string">
            <text:p text:style-name="P5">id="header" </text:p>
          </table:table-cell>
          <table:table-cell table:style-name="Tabela2.A2" office:value-type="string">
            <text:p text:style-name="P5">Nadaje identyfikator elementowi, który jest unikalny w obrębie dokumentu HTML. Jest to przydatne do określenia stylów CSS dla konkretnych elementów, nawigacji wewnętrznej lub manipulacji za pomocą skryptów JavaScript. </text:p>
          </table:table-cell>
          <table:table-cell table:style-name="Tabela2.C2" office:value-type="string">
            <text:p text:style-name="P5">Może być stosowany w różnych znacznikach HTML, ale często używany w znaczniku &lt;<text:span text:style-name="T1">header&gt;.</text:span></text:p>
          </table:table-cell>
        </table:table-row>
        <table:table-row>
          <table:table-cell table:style-name="Tabela2.A2" office:value-type="string">
            <text:p text:style-name="P5">type="text"*</text:p>
          </table:table-cell>
          <table:table-cell table:style-name="Tabela2.A2" office:value-type="string">
            <text:p text:style-name="P5">Określa, że pole wejściowe jest przeznaczone do wprowadzania tekstu. </text:p>
          </table:table-cell>
          <table:table-cell table:style-name="Tabela2.C2" office:value-type="string">
            <text:p text:style-name="P6">Stosowany w znaczniku <text:s text:c="2"/>&lt;<text:span text:style-name="T1">input&gt;</text:span></text:p>
          </table:table-cell>
        </table:table-row>
      </table:table>
      <text:p text:style-name="P1"/>
      <text:p text:style-name="P1">Zad 6 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Lp.</text:p>
          </table:table-cell>
          <table:table-cell table:style-name="Tabela1.A1" office:value-type="string">
            <text:p text:style-name="P4">Nazwa wartości</text:p>
          </table:table-cell>
          <table:table-cell table:style-name="Tabela1.C1" office:value-type="string">
            <text:p text:style-name="P4">Opis </text:p>
          </table:table-cell>
        </table:table-row>
        <table:table-row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2">url</text:p>
          </table:table-cell>
          <table:table-cell table:style-name="Tabela1.C2" office:value-type="string">
            <text:p text:style-name="P5">Definiuje pole do wprowadzania adresu URL. Używane jest w formularzach, aby upewnić się, że użytkownik podaje poprawny adres URL. </text:p>
          </table:table-cell>
        </table:table-row>
        <table:table-row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2">date</text:p>
          </table:table-cell>
          <table:table-cell table:style-name="Tabela1.C2" office:value-type="string">
            <text:p text:style-name="P5">Tworzy pole wyboru daty. Umożliwia użytkownikowi wprowadzenie daty za pomocą interaktywnego kalendarza lub poprzez wpisanie daty ręcznie. </text:p>
          </table:table-cell>
        </table:table-row>
        <table:table-row>
          <table:table-cell table:style-name="Tabela1.A2" office:value-type="string">
            <text:p text:style-name="P3">3</text:p>
          </table:table-cell>
          <table:table-cell table:style-name="Tabela1.A2" office:value-type="string">
            <text:p text:style-name="P2">number</text:p>
          </table:table-cell>
          <table:table-cell table:style-name="Tabela1.C2" office:value-type="string">
            <text:p text:style-name="P5">Określa, że pole <text:span text:style-name="Source_20_Text">&lt;input&gt;</text:span> jest przeznaczone do wprowadzania liczby. Umożliwia wprowadzanie wartości numerycznych. </text:p>
          </table:table-cell>
        </table:table-row>
        <table:table-row>
          <table:table-cell table:style-name="Tabela1.A2" office:value-type="string">
            <text:p text:style-name="P3">4</text:p>
          </table:table-cell>
          <table:table-cell table:style-name="Tabela1.A2" office:value-type="string">
            <text:p text:style-name="P2">password</text:p>
          </table:table-cell>
          <table:table-cell table:style-name="Tabela1.C2" office:value-type="string">
            <text:p text:style-name="P5">Określa, że pole <text:span text:style-name="Source_20_Text">&lt;input&gt;</text:span> jest przeznaczone do wprowadzania liczby. Umożliwia wprowadzanie wartości numerycznych. </text:p>
          </table:table-cell>
        </table:table-row>
        <text:soft-page-break/>
        <table:table-row>
          <table:table-cell table:style-name="Tabela1.A2" office:value-type="string">
            <text:p text:style-name="P3">5</text:p>
          </table:table-cell>
          <table:table-cell table:style-name="Tabela1.A2" office:value-type="string">
            <text:p text:style-name="P2">email</text:p>
          </table:table-cell>
          <table:table-cell table:style-name="Tabela1.C2" office:value-type="string">
            <text:p text:style-name="P5">Określa, że pole <text:span text:style-name="Source_20_Text">&lt;input&gt;</text:span> jest przeznaczone do wprowadzania adresu e-mail. Może być wykorzystywane w formularzach, aby upewnić się, że użytkownik wprowadzi poprawny adres e-mail. </text:p>
          </table:table-cell>
        </table:table-row>
      </table:table>
      <text:p text:style-name="P1"/>
      <text:p text:style-name="P1">Podsumowanie </text:p>
      <text:p text:style-name="P1">1.D</text:p>
      <text:p text:style-name="P1">2.B</text:p>
      <text:p text:style-name="P1">3.D</text:p>
      <text:p text:style-name="P1">4.B</text:p>
      <text:p text:style-name="P1">5.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22:26:33.803000000</meta:creation-date>
    <dc:date>2024-02-06T23:13:15.964000000</dc:date>
    <meta:editing-duration>PT46M43S</meta:editing-duration>
    <meta:editing-cycles>1</meta:editing-cycles>
    <meta:document-statistic meta:table-count="2" meta:image-count="0" meta:object-count="0" meta:page-count="2" meta:paragraph-count="50" meta:word-count="252" meta:character-count="1889" meta:non-whitespace-character-count="1662"/>
    <meta:generator>LibreOffice/7.6.2.1$Windows_X86_64 LibreOffice_project/56f7684011345957bbf33a7ee678afaf4d2ba333</meta:generator>
  </office:meta>
</office:document-meta>
</file>